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3.72cm" fo:min-width="0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7cm" svg:height="0.962cm" draw:transform="rotate (0.00820304748437335) translate (5.896cm 3.467cm)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63cm" svg:height="0.962cm" draw:transform="skewX (-0.00244346095279206) rotate (0.00820304748437335) translate (13.81cm 1.308cm)">
          <text:p text:style-name="P1"><text:span text:style-name="T1">CreditC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87cm" svg:height="0.962cm" draw:transform="rotate (0.00820304748437335) translate (18.018cm 1.308cm)">
          <text:p text:style-name="P1"><text:span text:style-name="T1">Trans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34cm" svg:height="0.962cm" draw:transform="skewX (-0.00191986217719376) rotate (0.00820304748437335) translate (22.463cm 1.406cm)">
          <text:p text:style-name="P1"><text:span text:style-name="T1">Don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92cm" svg:height="0.962cm" draw:transform="skewX (-0.00191986217719376) rotate (0.00820304748437335) translate (9.763cm 3.447cm)">
          <text:p text:style-name="P1"><text:span text:style-name="T1">Organ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1.524cm" svg:x="1cm" svg:y="4.9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0.127cm" svg:height="13.97cm" svg:x="7.35cm" svg:y="4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11.795cm" svg:y="4.9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16.24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27cm" svg:height="13.97cm" svg:x="20.685cm" svg:y="4.937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032cm" svg:y1="5.953cm" svg:x2="7.35cm" svg:y2="5.953cm">
          <text:p text:style-name="P5"><text:span text:style-name="T2">Command num#</text:span></text:p>
          <text:p text:style-name="P5"><text:span text:style-name="T3"/></text:p>
        </draw:line>
        <draw:line draw:style-name="gr4" draw:text-style-name="P6" draw:layer="layout" svg:x1="7.477cm" svg:y1="6.715cm" svg:x2="11.795cm" svg:y2="6.715cm">
          <text:p text:style-name="P5"><text:span text:style-name="T2">methodName()</text:span></text:p>
          <text:p text:style-name="P5"><text:span text:style-name="T3"/></text:p>
        </draw:line>
        <draw:line draw:style-name="gr4" draw:text-style-name="P6" draw:layer="layout" svg:x1="11.922cm" svg:y1="7.858cm" svg:x2="16.24cm" svg:y2="7.858cm">
          <text:p text:style-name="P5"><text:span text:style-name="T2">methodName</text:span></text:p>
          <text:p text:style-name="P5"><text:span text:style-name="T3"/></text:p>
        </draw:line>
        <draw:line draw:style-name="gr4" draw:text-style-name="P6" draw:layer="layout" svg:x1="16.367cm" svg:y1="8.493cm" svg:x2="20.685cm" svg:y2="8.493cm">
          <text:p text:style-name="P5"><text:span text:style-name="T2">methodName</text:span></text:p>
          <text:p text:style-name="P5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5T12:58:16.199000000</meta:creation-date>
    <dc:date>2019-03-15T13:31:44.305000000</dc:date>
    <meta:editing-duration>PT2M43S</meta:editing-duration>
    <meta:editing-cycles>1</meta:editing-cycles>
    <meta:document-statistic meta:object-count="14"/>
    <meta:generator>LibreOffice/6.2.1.2$Windows_X86_64 LibreOffice_project/7bcb35dc3024a62dea0caee87020152d1ee96e71</meta:generator>
  </office:meta>
</office:document-meta>
</file>